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6.6931in" table:align="margins" style:writing-mode="page"/>
    </style:style>
    <style:style style:name="Tabella2.A" style:family="table-column">
      <style:table-column-properties style:column-width="2.3264in" style:rel-column-width="22778*"/>
    </style:style>
    <style:style style:name="Tabella2.B" style:family="table-column">
      <style:table-column-properties style:column-width="1.4583in" style:rel-column-width="14279*"/>
    </style:style>
    <style:style style:name="Tabella2.C" style:family="table-column">
      <style:table-column-properties style:column-width="2.9083in" style:rel-column-width="28478*"/>
    </style:style>
    <style:style style:name="Tabella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382in" fo:border="0.05pt solid #000000">
        <style:background-image/>
      </style:table-cell-properties>
    </style:style>
    <style:style style:name="Tabella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3306in"/>
    </style:style>
    <style:style style:name="Tabella1" style:family="table">
      <style:table-properties style:width="6.6979in" fo:margin-left="0in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1.7708in"/>
    </style:style>
    <style:style style:name="Tabella1.B" style:family="table-column">
      <style:table-column-properties style:column-width="4.9271in"/>
    </style:style>
    <style:style style:name="Tabella1.A1" style:family="table-cell">
      <style:table-cell-properties fo:background-color="#dddddd" fo:padding="0.0785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0785in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0785in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785in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342473" officeooo:paragraph-rsid="00557483"/>
    </style:style>
    <style:style style:name="P10" style:family="paragraph" style:parent-style-name="Text_20_body">
      <style:text-properties officeooo:rsid="004572a2" officeooo:paragraph-rsid="004572a2"/>
    </style:style>
    <style:style style:name="P11" style:family="paragraph" style:parent-style-name="Text_20_body">
      <style:text-properties officeooo:rsid="0046c5ab" officeooo:paragraph-rsid="0046c5ab"/>
    </style:style>
    <style:style style:name="P12" style:family="paragraph" style:parent-style-name="Text_20_body">
      <style:text-properties officeooo:rsid="00485b66" officeooo:paragraph-rsid="00485b66"/>
    </style:style>
    <style:style style:name="P13" style:family="paragraph" style:parent-style-name="Text_20_body">
      <style:text-properties officeooo:paragraph-rsid="0063a6b5"/>
    </style:style>
    <style:style style:name="P14" style:family="paragraph" style:parent-style-name="Text_20_body">
      <style:text-properties officeooo:paragraph-rsid="002c9d06"/>
    </style:style>
    <style:style style:name="P15" style:family="paragraph" style:parent-style-name="Text_20_body">
      <style:text-properties officeooo:rsid="0066b0eb" officeooo:paragraph-rsid="0066b0eb"/>
    </style:style>
    <style:style style:name="P16" style:family="paragraph" style:parent-style-name="Table_20_Contents">
      <style:text-properties officeooo:paragraph-rsid="002e7392"/>
    </style:style>
    <style:style style:name="P17" style:family="paragraph" style:parent-style-name="Table_20_Contents">
      <style:text-properties officeooo:rsid="00447e26" officeooo:paragraph-rsid="00447e26"/>
    </style:style>
    <style:style style:name="P18" style:family="paragraph" style:parent-style-name="Table_20_Contents">
      <style:text-properties officeooo:rsid="002fd140" officeooo:paragraph-rsid="002fd140"/>
    </style:style>
    <style:style style:name="P19" style:family="paragraph" style:parent-style-name="Table_20_Contents">
      <style:text-properties officeooo:rsid="0031fcb6" officeooo:paragraph-rsid="0031fcb6"/>
    </style:style>
    <style:style style:name="P20" style:family="paragraph" style:parent-style-name="Table_20_Contents">
      <style:text-properties officeooo:rsid="002f0547" officeooo:paragraph-rsid="002f0547"/>
    </style:style>
    <style:style style:name="P21" style:family="paragraph" style:parent-style-name="Table_20_Contents">
      <style:text-properties officeooo:rsid="002e7392" officeooo:paragraph-rsid="002e7392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23" style:family="paragraph" style:parent-style-name="Table_20_Contents">
      <style:text-properties officeooo:rsid="00332593" officeooo:paragraph-rsid="00332593"/>
    </style:style>
    <style:style style:name="P24" style:family="paragraph" style:parent-style-name="Codice">
      <style:text-properties officeooo:rsid="00293e83" officeooo:paragraph-rsid="00293e83"/>
    </style:style>
    <style:style style:name="P25" style:family="paragraph" style:parent-style-name="Codice">
      <style:text-properties officeooo:rsid="002c6bed" officeooo:paragraph-rsid="002c6bed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Text_20_body" style:list-style-name="L1">
      <style:text-properties officeooo:paragraph-rsid="0029fe69"/>
    </style:style>
    <style:style style:name="P29" style:family="paragraph" style:parent-style-name="Text_20_body" style:list-style-name="L1">
      <style:text-properties officeooo:rsid="00293e83" officeooo:paragraph-rsid="00293e83"/>
    </style:style>
    <style:style style:name="P30" style:family="paragraph" style:parent-style-name="Text_20_body" style:list-style-name="L1">
      <style:text-properties officeooo:rsid="002b6dd5" officeooo:paragraph-rsid="002b6dd5"/>
    </style:style>
    <style:style style:name="P31" style:family="paragraph" style:parent-style-name="Text_20_body" style:list-style-name="L2">
      <style:text-properties officeooo:paragraph-rsid="00557483"/>
    </style:style>
    <style:style style:name="P32" style:family="paragraph" style:parent-style-name="Text_20_body" style:list-style-name="L3">
      <style:text-properties officeooo:rsid="0046c5ab" officeooo:paragraph-rsid="0046c5ab"/>
    </style:style>
    <style:style style:name="P33" style:family="paragraph" style:parent-style-name="Text_20_body">
      <style:text-properties officeooo:rsid="0066b0eb" officeooo:paragraph-rsid="006dcf10"/>
    </style:style>
    <style:style style:name="P34" style:family="paragraph" style:parent-style-name="Standard" style:list-style-name="L4"/>
    <style:style style:name="P35" style:family="paragraph" style:parent-style-name="Heading_20_2">
      <style:text-properties officeooo:rsid="00291cdc" officeooo:paragraph-rsid="00291cdc"/>
    </style:style>
    <style:style style:name="P36" style:family="paragraph" style:parent-style-name="Heading_20_2">
      <style:text-properties officeooo:rsid="00342473" officeooo:paragraph-rsid="00342473"/>
    </style:style>
    <style:style style:name="P37" style:family="paragraph" style:parent-style-name="Heading_20_2">
      <style:text-properties officeooo:rsid="003c37b3" officeooo:paragraph-rsid="003c37b3"/>
    </style:style>
    <style:style style:name="P38" style:family="paragraph" style:parent-style-name="Heading_20_2">
      <style:text-properties officeooo:rsid="004572a2" officeooo:paragraph-rsid="004572a2"/>
    </style:style>
    <style:style style:name="P39" style:family="paragraph" style:parent-style-name="Codice">
      <style:text-properties officeooo:paragraph-rsid="006dcf10"/>
    </style:style>
    <style:style style:name="P40" style:family="paragraph" style:parent-style-name="Heading_20_1" style:list-style-name="" style:master-page-name="">
      <loext:graphic-properties draw:fill="none"/>
      <style:paragraph-properties fo:margin-left="0.0783in" fo:margin-right="0in" fo:margin-top="0.1665in" fo:margin-bottom="0.0835in" loext:contextual-spacing="false" fo:text-indent="0in" style:auto-text-indent="false" style:page-number="auto" fo:background-color="transparent" fo:keep-with-next="always" style:writing-mode="pag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2c6bed" officeooo:paragraph-rsid="002c6bed"/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bold" officeooo:rsid="006dcf10" style:font-weight-asian="bold" style:font-weight-complex="bold"/>
    </style:style>
    <style:style style:name="T18" style:family="text">
      <style:text-properties fo:font-weight="normal" officeooo:rsid="00557483" style:font-weight-asian="normal" style:font-weight-complex="normal"/>
    </style:style>
    <style:style style:name="T19" style:family="text">
      <style:text-properties officeooo:rsid="003c37b3"/>
    </style:style>
    <style:style style:name="T20" style:family="text">
      <style:text-properties officeooo:rsid="003d9487"/>
    </style:style>
    <style:style style:name="T21" style:family="text">
      <style:text-properties officeooo:rsid="003e7085"/>
    </style:style>
    <style:style style:name="T22" style:family="text">
      <style:text-properties fo:font-style="normal" officeooo:rsid="003e7085" style:font-style-asian="normal" style:font-style-complex="normal"/>
    </style:style>
    <style:style style:name="T23" style:family="text">
      <style:text-properties officeooo:rsid="00447e26"/>
    </style:style>
    <style:style style:name="T24" style:family="text">
      <style:text-properties officeooo:rsid="0046c5ab"/>
    </style:style>
    <style:style style:name="T25" style:family="text">
      <style:text-properties officeooo:rsid="004a38ec"/>
    </style:style>
    <style:style style:name="T26" style:family="text">
      <style:text-properties officeooo:rsid="004cc8a2"/>
    </style:style>
    <style:style style:name="T27" style:family="text">
      <style:text-properties officeooo:rsid="004cd794"/>
    </style:style>
    <style:style style:name="T28" style:family="text">
      <style:text-properties officeooo:rsid="004f40f6"/>
    </style:style>
    <style:style style:name="T29" style:family="text">
      <style:text-properties officeooo:rsid="0052b306"/>
    </style:style>
    <style:style style:name="T30" style:family="text">
      <style:text-properties officeooo:rsid="0029fe69" fo:background-color="transparent" loext:char-shading-value="0"/>
    </style:style>
    <style:style style:name="T31" style:family="text">
      <style:text-properties officeooo:rsid="00543305"/>
    </style:style>
    <style:style style:name="T32" style:family="text">
      <style:text-properties officeooo:rsid="00557483"/>
    </style:style>
    <style:style style:name="T33" style:family="text">
      <style:text-properties officeooo:rsid="00342473"/>
    </style:style>
    <style:style style:name="T34" style:family="text">
      <style:text-properties officeooo:rsid="0058e5f3"/>
    </style:style>
    <style:style style:name="T35" style:family="text">
      <style:text-properties officeooo:rsid="0059bf83"/>
    </style:style>
    <style:style style:name="T36" style:family="text">
      <style:text-properties officeooo:rsid="005a60a2"/>
    </style:style>
    <style:style style:name="T37" style:family="text">
      <style:text-properties officeooo:rsid="005aae95"/>
    </style:style>
    <style:style style:name="T38" style:family="text">
      <style:text-properties style:font-name="Ubuntu Mono1" officeooo:rsid="005aae95" fo:background-color="#eeeeee" loext:char-shading-value="0"/>
    </style:style>
    <style:style style:name="T39" style:family="text">
      <style:text-properties officeooo:rsid="005ab97c"/>
    </style:style>
    <style:style style:name="T40" style:family="text">
      <style:text-properties officeooo:rsid="005c303b"/>
    </style:style>
    <style:style style:name="T41" style:family="text">
      <style:text-properties officeooo:rsid="005cb3fc"/>
    </style:style>
    <style:style style:name="T42" style:family="text">
      <style:text-properties officeooo:rsid="005eac4a"/>
    </style:style>
    <style:style style:name="T43" style:family="text">
      <style:text-properties officeooo:rsid="005fb1ee"/>
    </style:style>
    <style:style style:name="T44" style:family="text">
      <style:text-properties officeooo:rsid="00604fcf"/>
    </style:style>
    <style:style style:name="T45" style:family="text">
      <style:text-properties officeooo:rsid="0060ebde"/>
    </style:style>
    <style:style style:name="T46" style:family="text">
      <style:text-properties officeooo:rsid="006237fc"/>
    </style:style>
    <style:style style:name="T47" style:family="text">
      <style:text-properties officeooo:rsid="00632a0e"/>
    </style:style>
    <style:style style:name="T48" style:family="text">
      <style:text-properties officeooo:rsid="0063a6b5"/>
    </style:style>
    <style:style style:name="T49" style:family="text">
      <style:text-properties officeooo:rsid="00652fbf"/>
    </style:style>
    <style:style style:name="T50" style:family="text">
      <style:text-properties officeooo:rsid="0069f1fd"/>
    </style:style>
    <style:style style:name="T51" style:family="text">
      <style:text-properties officeooo:rsid="006dcf1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2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6"><text:a xlink:type="simple" xlink:href="#__RefHeading___Toc246_1408912739" text:style-name="Index_20_Link" text:visited-style-name="Index_20_Link">1. Funzionamento del programma<text:tab/>2</text:a></text:p>
          <text:p text:style-name="P27"><text:a xlink:type="simple" xlink:href="#__RefHeading___Toc248_1408912739" text:style-name="Index_20_Link" text:visited-style-name="Index_20_Link">Informazioni salvate dal logger<text:tab/>2</text:a></text:p>
          <text:p text:style-name="P27"><text:a xlink:type="simple" xlink:href="#__RefHeading___Toc435_686091399" text:style-name="Index_20_Link" text:visited-style-name="Index_20_Link">Creazione processo demone<text:tab/>2</text:a></text:p>
          <text:p text:style-name="P27"><text:a xlink:type="simple" xlink:href="#__RefHeading___Toc437_686091399" text:style-name="Index_20_Link" text:visited-style-name="Index_20_Link">Comunicazione con il processo demone<text:tab/>3</text:a></text:p>
          <text:p text:style-name="P27"><text:a xlink:type="simple" xlink:href="#__RefHeading___Toc439_686091399" text:style-name="Index_20_Link" text:visited-style-name="Index_20_Link">Parsing dei comandi<text:tab/>3</text:a></text:p>
          <text:p text:style-name="P26"><text:a xlink:type="simple" xlink:href="#__RefHeading___Toc441_686091399" text:style-name="Index_20_Link" text:visited-style-name="Index_20_Link">2. Utilizzo del programma<text:tab/>4</text:a></text:p>
          <text:p text:style-name="P26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40" text:outline-level="1"/>
      <text:h text:style-name="P41" text:outline-level="1"><text:bookmark-start text:name="__RefHeading___Toc246_1408912739"/>Funzionamento del programma<text:bookmark-end text:name="__RefHeading___Toc246_1408912739"/></text:h>
      <text:p text:style-name="P13">Con riferimento alle specifiche del progetto, il programma realizzato <text:span text:style-name="T27">accetta</text:span> come parametro un comando, e calcola alcune statistiche sulla sua esecuzione. <text:span text:style-name="T27">Tali statistiche vengono poi inviate</text:span> ad un processo demone che <text:span text:style-name="T50">le scrive</text:span> in un file di log. Il processo demone <text:span text:style-name="T48">viene fatto partire</text:span> se non <text:span text:style-name="T48">è in esecuzione</text:span> all’<text:span text:style-name="T48">avvio </text:span>del programma.</text:p>
      <text:h text:style-name="P35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4"><text:span text:style-name="T11">stats</text:span> “ls | wc”</text:p>
      <text:p text:style-name="P3"><text:span text:style-name="T28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2944106929" text:style-name="L1">
        <text:list-item>
          <text:p text:style-name="P29"><text:span text:style-name="T15">N</text:span><text:span text:style-name="T11">ome</text:span> del comando.</text:p>
        </text:list-item>
        <text:list-item>
          <text:p text:style-name="P29"><text:span text:style-name="T16">Argomenti</text:span> con <text:span text:style-name="T48">i quali </text:span><text:s/>è stato invocato (compre<text:span text:style-name="T29">n</text:span>si<text:span text:style-name="T29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28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28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30">permette</text:span><text:span text:style-name="T3"> di ottenere il tempo di CPU effettivamente dedicato all’intero processo. Viene espresso in microsecondi.</text:span></text:p>
        </text:list-item>
        <text:list-item>
          <text:p text:style-name="P30"><text:span text:style-name="T11">Codice di ritorno</text:span>.</text:p>
        </text:list-item>
      </text:list>
      <text:h text:style-name="P36" text:outline-level="2"><text:bookmark-start text:name="__RefHeading___Toc435_686091399"/><text:span text:style-name="T19">Creazione p</text:span>rocesso demone<text:bookmark-end text:name="__RefHeading___Toc435_686091399"/></text:h>
      <text:p text:style-name="P6">Il processo, che diventerà poi demone, prima di tutto crea una coda dei messaggi <text:span text:style-name="T31">e,</text:span> una volta che la creazione è andata a buon fine, diventa effettivamente un demone.</text:p>
      <text:p text:style-name="P7"><text:span text:style-name="T19">La “trasformazione” in processo demone viene effettuata utilizzando la funzione </text:span><text:span text:style-name="My_5f_Codice"><text:span text:style-name="T19">daemon()</text:span></text:span> <text:span text:style-name="T19">della libreria </text:span><text:span text:style-name="My_5f_Codice"><text:span text:style-name="T19">unistd</text:span></text:span>. <text:span text:style-name="T20">Con riferimento al “Linux Programmer’s </text:span><text:soft-page-break/><text:span text:style-name="T20">Manual” la funzione è utilizzata per staccare un processo dal terminale che lo controlla ed essere eseguito in background come un demone di sistema. La generazione di un processo demone passa per i seguenti passi: invocando una </text:span><text:span text:style-name="My_5f_Codice"><text:span text:style-name="T21">fork</text:span></text:span> , <text:span text:style-name="T21">il processo figlio tipicamente richiede un nuovo identificativo di sessione, cambia la directory di lavoro corrente e chiude (oppure redirige a </text:span><text:span text:style-name="My_5f_Codice"><text:span text:style-name="T22">/dev/null</text:span></text:span><text:span text:style-name="T21">) tutti i canali di comunicazione standard e termina il padre (in questo modo viene, salvo alcune eccezioni, “adottato” dal processo </text:span><text:span text:style-name="My_5f_Codice"><text:span text:style-name="T21">init</text:span></text:span><text:span text:style-name="T21">). </text:span></text:p>
      <text:h text:style-name="P37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2">tramite </text:span><text:span text:style-name="My_5f_Codice"><text:span text:style-name="T23">message queue</text:span></text:span>.</text:p>
      <text:p text:style-name="P9">I messaggi contengono vari campi:</text:p>
      <text:list xml:id="list2436514426" text:style-name="L2">
        <text:list-item>
          <text:p text:style-name="P31"><text:span text:style-name="T18">Il</text:span><text:span text:style-name="T12"> </text:span><text:span text:style-name="T13">tipo</text:span><text:span text:style-name="T14">: </text:span><text:span text:style-name="T33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1"><text:span text:style-name="T32">La </text:span><text:span text:style-name="T12">stringa di log</text:span><text:span text:style-name="T32">. </text:span></text:p>
        </text:list-item>
        <text:list-item>
          <text:p text:style-name="P31"><text:span text:style-name="T32">Il </text:span><text:span text:style-name="T12">nome del file</text:span><text:span text:style-name="T32"> di destinazione.</text:span></text:p>
        </text:list-item>
      </text:list>
      <text:h text:style-name="P38" text:outline-level="2"><text:bookmark-start text:name="__RefHeading___Toc439_686091399"/>Parsing dei comandi<text:bookmark-end text:name="__RefHeading___Toc439_686091399"/></text:h>
      <text:p text:style-name="P10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4">in ordine “da sinistra verso destra”.</text:span></text:p>
      <text:p text:style-name="P11">Sono gestiti gli operatori:</text:p>
      <text:list xml:id="list2528115288" text:style-name="L3">
        <text:list-item>
          <text:p text:style-name="P32"><text:span text:style-name="T11">and</text:span>: <text:span text:style-name="My_5f_Codice">&amp;&amp;</text:span></text:p>
        </text:list-item>
        <text:list-item>
          <text:p text:style-name="P32"><text:span text:style-name="T11">or</text:span>: <text:span text:style-name="My_5f_Codice">||</text:span></text:p>
        </text:list-item>
        <text:list-item>
          <text:p text:style-name="P32"><text:span text:style-name="T11">pipe</text:span>: sia <text:span text:style-name="My_5f_Codice">|</text:span> che <text:span text:style-name="My_5f_Codice">|&amp;</text:span></text:p>
        </text:list-item>
        <text:list-item>
          <text:p text:style-name="P32"><text:span text:style-name="T11">sequenze</text:span> di comandi: <text:span text:style-name="My_5f_Codice">cmd1; cmd2; cmd3;</text:span></text:p>
        </text:list-item>
      </text:list>
      <text:p text:style-name="P12">Vengono gesti comandi con parametri e con <text:span text:style-name="T25">re-indirizzamento</text:span> dei canali di comunicazione standard.</text:p>
      <text:h text:style-name="P42" text:outline-level="1"><text:bookmark-start text:name="__RefHeading___Toc441_686091399"/><text:span text:style-name="T23">U</text:span>tilizzo del programma<text:bookmark-end text:name="__RefHeading___Toc441_686091399"/></text:h>
      <text:p text:style-name="P4">Il programma può essere <text:span text:style-name="T34">avviato </text:span>nel seguente modo:</text:p>
      <text:p text:style-name="P25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5">o virgolette</text:span>. Se viene specificato deve essere inserito come ultimo argomento.</text:p>
      <text:p text:style-name="P5">L’argomento [opzioni] <text:span text:style-name="T37">rappresenta i parametri con cui si vuole invocare il programma</text:span>. Tutt<text:span text:style-name="T36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2">Forma Estesa</text:p>
          </table:table-cell>
          <table:table-cell table:style-name="Tabella2.A1" office:value-type="string">
            <text:p text:style-name="P22">Forma Breve</text:p>
          </table:table-cell>
          <table:table-cell table:style-name="Tabella2.C1" office:value-type="string">
            <text:p text:style-name="P22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6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21">Permette di impostare un separatore non predefinito per separare i campi nella stringa di log. Se non specificato utilizz<text:span text:style-name="T49">a il valore associato a </text:span><text:span text:style-name="My_5f_Codice"><text:span text:style-name="T49">format</text:span></text:span><text:span text:style-name="T49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6"><text:span text:style-name="My_5f_Codice">-lf=[v]</text:span></text:p>
          </table:table-cell>
          <table:table-cell table:style-name="Tabella2.C2" office:value-type="string">
            <text:p text:style-name="P16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20"><text:span text:style-name="T37">Se impostata a </text:span><text:span text:style-name="T38">true</text:span><text:span text:style-name="T37"> la stringa di log conterrà le unità di misura (per i campi in cui sono previste)</text:span>. <text:span text:style-name="T37">Se impostata a </text:span><text:span text:style-name="T38">false</text:span><text:span text:style-name="T37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18"><text:span text:style-name="T37">Se impostata</text:span> la stringa di log conte<text:span text:style-name="T37">rrà</text:span> i nomi dei vari campi. <text:span text:style-name="T37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19"><text:span text:style-name="T39">Stampa</text:span> un <text:span text:style-name="T39">messaggio di spiegazione, contenente le istruzioni per l’utilizzo del programma</text:span>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19">Se specificato il programma <text:soft-page-break/>stamperà vari messaggi di informazione durante l’esecuzione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23"><text:span text:style-name="T39">Stampa</text:span> un <text:span text:style-name="T26">breve</text:span> messaggio di informazioni.</text:p>
          </table:table-cell>
        </table:table-row>
      </table:table>
      <text:p text:style-name="P14"/>
      <text:p text:style-name="P15">Per terminare in modo controllato il demone si deve inoltrare il comando:</text:p>
      <text:p text:style-name="Codice"><text:span text:style-name="T11">stats</text:span> stop-daemon</text:p>
      <text:p text:style-name="P33">Per <text:span text:style-name="T51">aprire il manuale del programma si deve inoltrare il comando</text:span>:</text:p>
      <text:p text:style-name="P39"><text:span text:style-name="T17">man docs/</text:span><text:span text:style-name="T11">stats</text:span></text:p>
      <text:h text:style-name="P41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40">suddiviso</text:span> in vari moduli, <text:span text:style-name="T40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1">l’</text:span>esiste<text:span text:style-name="T41">nza</text:span> <text:span text:style-name="T41">de</text:span>l demone, che si occupa di scrivere i messaggi di log nei file appropriati, e in caso esso non esista lo <text:span text:style-name="T41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2170092300" text:style-name="L4">
              <text:list-item>
                <text:p text:style-name="P34"><text:span text:style-name="My_5f_Codice">Server</text:span>: implementa la logica di messaggistica del demone: fornisce funzioni per creare ed eliminare <text:span text:style-name="T41">la </text:span>coda e <text:span text:style-name="T42">resta in</text:span> ascolto <text:span text:style-name="T42">in attesa di messaggi</text:span>.</text:p>
              </text:list-item>
              <text:list-item>
                <text:p text:style-name="P34"><text:span text:style-name="My_5f_Codice">Client</text:span>: implementa <text:s/>le funzioni per verificare <text:span text:style-name="T43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4">u</text:span>na volta che quest’ultimo <text:span text:style-name="T44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5">la</text:span> stringa <text:span text:style-name="T45">contenente</text:span> statistiche, composta in <text:span text:style-name="T45">accordo</text:span> alle impostazioni di formattazione <text:span text:style-name="T45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6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able:table-row>
          <table:table-cell table:style-name="Tabella1.A2" office:value-type="string">
            <text:p text:style-name="P17"><text:span text:style-name="My_5f_Codice">Sys_Wrapper</text:span></text:p>
          </table:table-cell>
          <table:table-cell table:style-name="Tabella1.B2" office:value-type="string">
            <text:p text:style-name="P17">Modulo che contiene versioni di chiamate di sistema in <text:soft-page-break/>cui vengono gestiti eventuali errori con una terminazione controllata del programma con stampa di <text:span text:style-name="T47">un </text:span>messaggio di errore <text:span text:style-name="T47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in" fo:margin-bottom="0.0972in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loext:graphic-properties draw:fill="solid" draw:fill-color="#eeeeee"/>
      <style:paragraph-properties fo:margin-top="0in" fo:margin-bottom="0.0984in" loext:contextual-spacing="true" style:register-true="true" style:page-number="auto" fo:background-color="#eeeeee" fo:padding-left="0.3937in" fo:padding-right="0.1181in" fo:padding-top="0.1181in" fo:padding-bottom="0.1181in" fo:border-left="0.06pt solid #000000" fo:border-right="none" fo:border-top="none" fo:border-bottom="none" style:shadow="none" style:writing-mode="page" style:join-border="false">
        <style:tab-stops>
          <style:tab-stop style:position="0.3937in"/>
        </style:tab-stops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16in" fo:background-color="#eeeeee" style:font-size-asian="10.5pt" loext:padding="0in" loext:border="none" loext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06:44:09.727746052</dc:date>
    <meta:editing-duration>PT3H45M13S</meta:editing-duration>
    <meta:editing-cycles>68</meta:editing-cycles>
    <meta:generator>LibreOffice/5.4.6.2$Linux_X86_64 LibreOffice_project/40m0$Build-2</meta:generator>
    <meta:document-statistic meta:table-count="2" meta:image-count="0" meta:object-count="0" meta:page-count="7" meta:paragraph-count="99" meta:word-count="1208" meta:character-count="7769" meta:non-whitespace-character-count="6674"/>
  </office:meta>
</office:document-meta>
</file>